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766cm"/>
      <style:paragraph-properties style:writing-mode="lr-tb"/>
    </style:style>
    <style:style style:name="gr2" style:family="graphic" style:parent-style-name="standard">
      <style:graphic-properties draw:fill="gradient" draw:fill-gradient-name="Gradient_20_13" draw:opacity="100%" draw:textarea-horizontal-align="justify" draw:textarea-vertical-align="top" draw:auto-grow-height="false" fo:min-height="15.331cm" fo:min-width="23.884cm"/>
      <style:paragraph-properties style:writing-mode="lr-tb"/>
    </style:style>
    <style:style style:name="gr3" style:family="graphic" style:parent-style-name="standard">
      <style:graphic-properties svg:stroke-color="#800000" svg:stroke-opacity="100%" draw:fill="gradient" draw:fill-color="#ff0000" draw:fill-gradient-name="Gradient_20_7" draw:opacity="100%" draw:opacity-name="Transparency_20_43" draw:textarea-horizontal-align="justify" draw:textarea-vertical-align="middle" draw:auto-grow-height="false" fo:min-height="0.466cm" fo:min-width="23.884cm"/>
      <style:paragraph-properties style:writing-mode="lr-tb"/>
    </style:style>
    <style:style style:name="gr4" style:family="graphic" style:parent-style-name="standard">
      <style:graphic-properties svg:stroke-color="#006b6b" draw:fill-color="#94bd5e" draw:textarea-horizontal-align="justify" draw:textarea-vertical-align="middle" draw:auto-grow-height="false" fo:min-height="0.417cm" fo:min-width="0cm"/>
    </style:style>
    <style:style style:name="gr5" style:family="graphic" style:parent-style-name="standard">
      <style:graphic-properties svg:stroke-color="#006b6b" draw:fill-color="#94bd5e" draw:textarea-horizontal-align="justify" draw:textarea-vertical-align="middle" draw:auto-grow-height="false" fo:min-height="0.869cm" fo:min-width="0cm"/>
      <style:paragraph-properties style:writing-mode="lr-tb"/>
    </style:style>
    <style:style style:name="gr6" style:family="graphic" style:parent-style-name="standard">
      <style:graphic-properties svg:stroke-color="#0b580b" draw:fill="solid" draw:fill-color="#009639" draw:opacity="100%" draw:textarea-horizontal-align="justify" draw:textarea-vertical-align="top" draw:auto-grow-height="false" fo:min-height="1.996cm" fo:min-width="3.437cm"/>
      <style:paragraph-properties style:writing-mode="lr-tb"/>
    </style:style>
    <style:style style:name="gr7" style:family="graphic" style:parent-style-name="standard">
      <style:graphic-properties svg:stroke-color="#6b0094" draw:fill-color="#9966cc" draw:textarea-horizontal-align="justify" draw:textarea-vertical-align="top" draw:auto-grow-height="false" fo:min-height="1.334cm" fo:min-width="2.04cm"/>
      <style:paragraph-properties style:writing-mode="lr-tb"/>
    </style:style>
    <style:style style:name="gr8" style:family="graphic" style:parent-style-name="standard">
      <style:graphic-properties svg:stroke-color="#0b580b" draw:fill-color="#009639" draw:textarea-horizontal-align="justify" draw:textarea-vertical-align="top" draw:auto-grow-height="false" fo:min-height="1.207cm" fo:min-width="2.04cm"/>
      <style:paragraph-properties style:writing-mode="lr-tb"/>
    </style:style>
    <style:style style:name="gr9" style:family="graphic" style:parent-style-name="standard">
      <style:graphic-properties svg:stroke-color="#0b580b" draw:fill-color="#009639" draw:textarea-horizontal-align="justify" draw:textarea-vertical-align="top" draw:auto-grow-height="false" fo:min-height="1.234cm" fo:min-width="2.04cm"/>
      <style:paragraph-properties style:writing-mode="lr-tb"/>
    </style:style>
    <style:style style:name="gr10" style:family="graphic" style:parent-style-name="standard">
      <style:graphic-properties svg:stroke-color="#009639" draw:marker-end="Symmetric_20_Arrow" draw:textarea-vertical-align="middle"/>
    </style:style>
    <style:style style:name="gr11" style:family="graphic" style:parent-style-name="standard">
      <style:graphic-properties svg:stroke-color="#4c4c4c" draw:fill-color="#999999" draw:textarea-horizontal-align="justify" draw:textarea-vertical-align="top" draw:auto-grow-height="false" fo:min-height="1.528cm" fo:min-width="2.548cm"/>
      <style:paragraph-properties style:writing-mode="lr-tb"/>
    </style:style>
    <style:style style:name="gr12" style:family="graphic" style:parent-style-name="standard">
      <style:graphic-properties svg:stroke-color="#a62406" draw:fill-color="#d9411e" draw:textarea-horizontal-align="justify" draw:textarea-vertical-align="top" draw:auto-grow-height="false" fo:min-height="1.274cm" fo:min-width="2.04cm"/>
      <style:paragraph-properties style:writing-mode="lr-tb"/>
    </style:style>
    <style:style style:name="gr13" style:family="graphic" style:parent-style-name="standard">
      <style:graphic-properties svg:stroke-color="#6b0094" draw:fill-color="#9966cc" draw:textarea-horizontal-align="justify" draw:textarea-vertical-align="top" draw:auto-grow-height="false" fo:min-height="1.304cm" fo:min-width="2.04cm"/>
      <style:paragraph-properties style:writing-mode="lr-tb"/>
    </style:style>
    <style:style style:name="gr14" style:family="graphic" style:parent-style-name="standard">
      <style:graphic-properties svg:stroke-color="#124671" draw:fill-color="#326690" draw:textarea-horizontal-align="justify" draw:textarea-vertical-align="top" draw:auto-grow-height="false" fo:min-height="1.274cm" fo:min-width="2.04cm"/>
      <style:paragraph-properties style:writing-mode="lr-tb"/>
    </style:style>
    <style:style style:name="gr15" style:family="graphic" style:parent-style-name="objectwithoutfill">
      <style:graphic-properties svg:stroke-color="#326690" draw:marker-end="Symmetric_20_Arrow" draw:fill="solid" draw:textarea-vertical-align="middle"/>
    </style:style>
    <style:style style:name="gr16" style:family="graphic" style:parent-style-name="objectwithoutfill">
      <style:graphic-properties svg:stroke-color="#d9411e" draw:marker-end="Symmetric_20_Arrow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41cm"/>
      <style:paragraph-properties style:writing-mode="lr-tb"/>
    </style:style>
    <style:style style:name="gr19" style:family="graphic" style:parent-style-name="standard">
      <style:graphic-properties draw:fill="solid" draw:fill-color="#cccccc" draw:textarea-horizontal-align="justify" draw:textarea-vertical-align="top" draw:auto-grow-height="false" fo:min-height="13.593cm" fo:min-width="5.977cm"/>
      <style:paragraph-properties style:writing-mode="lr-tb"/>
    </style:style>
    <style:style style:name="gr20" style:family="graphic" style:parent-style-name="standard">
      <style:graphic-properties svg:stroke-color="#4c4c4c" draw:fill-color="#999999" draw:textarea-horizontal-align="justify" draw:textarea-vertical-align="middle" draw:auto-grow-height="false" fo:min-height="0.512cm" fo:min-width="4.453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color="#666666" draw:marker-end="Symmetric_20_Arrow" draw:marker-end-width="0.3cm" draw:fill="solid" draw:textarea-vertical-align="middle"/>
    </style:style>
    <style:style style:name="gr22" style:family="graphic" style:parent-style-name="standard">
      <style:graphic-properties svg:stroke-color="#ad9467" draw:fill-color="#fbd99d" draw:textarea-horizontal-align="justify" draw:textarea-vertical-align="middle" draw:auto-grow-height="false" fo:min-height="0.512cm" fo:min-width="4.453cm"/>
      <style:paragraph-properties style:writing-mode="lr-tb"/>
    </style:style>
    <style:style style:name="gr23" style:family="graphic" style:parent-style-name="standard">
      <style:graphic-properties svg:stroke-color="#cf6565" draw:fill-color="#ff8080" draw:textarea-horizontal-align="justify" draw:textarea-vertical-align="middle" draw:auto-grow-height="false" fo:min-height="0.512cm" fo:min-width="4.453cm"/>
      <style:paragraph-properties style:writing-mode="lr-tb"/>
    </style:style>
    <style:style style:name="gr24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4.453cm"/>
      <style:paragraph-properties style:writing-mode="lr-tb"/>
    </style:style>
    <style:style style:name="gr25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4.453cm"/>
      <style:paragraph-properties style:writing-mode="lr-tb"/>
    </style:style>
    <style:style style:name="gr26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2.04cm"/>
      <style:paragraph-properties style:writing-mode="lr-tb"/>
    </style:style>
    <style:style style:name="gr27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2.04cm"/>
      <style:paragraph-properties style:writing-mode="lr-tb"/>
    </style:style>
    <style:style style:name="gr28" style:family="graphic" style:parent-style-name="objectwithoutfill">
      <style:graphic-properties svg:stroke-color="#d9411e" draw:marker-end="Symmetric_20_Arrow" draw:marker-end-width="0.3cm" draw:fill="solid" draw:textarea-vertical-align="middle"/>
    </style:style>
    <style:style style:name="gr29" style:family="graphic" style:parent-style-name="objectwithoutfill">
      <style:graphic-properties svg:stroke-color="#326690" draw:marker-end="Symmetric_20_Arrow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Fine_20_Dashed" svg:stroke-color="#326690" draw:marker-end="Symmetric_20_Arrow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Fine_20_Dashed" svg:stroke-color="#d9411e" draw:marker-end="Symmetric_20_Arrow" draw:marker-end-width="0.3cm" draw:fill="solid" draw:textarea-vertical-align="middle"/>
    </style:style>
    <style:style style:name="gr32" style:family="graphic" style:parent-style-name="objectwithoutfill">
      <style:graphic-properties svg:stroke-color="#fbd99d" draw:marker-end="Symmetric_20_Arrow" draw:marker-end-width="0.3cm" draw:fill="solid" draw:textarea-vertical-align="middle"/>
    </style:style>
    <style:style style:name="gr33" style:family="graphic" style:parent-style-name="objectwithoutfill">
      <style:graphic-properties draw:stroke="dash" draw:stroke-dash="Fine_20_Dashed" svg:stroke-color="#ff8080" draw:marker-end="Symmetric_20_Arrow" draw:marker-end-width="0.3cm" draw:fill="solid" draw:textarea-vertical-align="middle"/>
    </style:style>
    <style:style style:name="gr34" style:family="graphic" style:parent-style-name="objectwithoutfill">
      <style:graphic-properties svg:stroke-color="#666666" draw:marker-end="Symmetric_20_Arrow" draw:marker-end-width="0.3cm" draw:fill="solid" draw:textarea-vertical-align="middle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end="Symmetric_20_Arrow" draw:marker-end-width="0.3cm" draw:fill="solid" draw:textarea-vertical-align="middl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3" style:family="paragraph">
      <style:paragraph-properties fo:text-align="end" style:writing-mode="lr-tb"/>
      <style:text-properties style:font-name="Roboto" fo:font-size="10pt" style:font-size-asian="10pt" style:font-size-complex="10pt"/>
    </style:style>
    <style:style style:name="P4" style:family="paragraph">
      <loext:graphic-properties draw:fill="gradient" draw:fill-gradient-name="Gradient_20_13" draw:opacity="100%"/>
      <style:paragraph-properties fo:text-align="end" style:writing-mode="lr-tb"/>
      <style:text-properties style:font-name="Roboto" fo:font-size="10pt" style:font-size-asian="10pt" style:font-size-complex="10pt"/>
    </style:style>
    <style:style style:name="P5" style:family="paragraph">
      <style:paragraph-properties fo:text-align="center" style:writing-mode="lr-tb"/>
      <style:text-properties style:font-name="Roboto" fo:font-size="10pt" style:font-size-asian="10pt" style:font-size-complex="10pt"/>
    </style:style>
    <style:style style:name="P6" style:family="paragraph">
      <loext:graphic-properties draw:fill="gradient" draw:fill-color="#ff0000" draw:fill-gradient-name="Gradient_20_7" draw:opacity="100%" draw:opacity-name="Transparency_20_43"/>
      <style:paragraph-properties fo:text-align="center" style:writing-mode="lr-tb"/>
      <style:text-properties style:font-name="Roboto" fo:font-size="10pt" style:font-size-asian="10pt" style:font-size-complex="10pt"/>
    </style:style>
    <style:style style:name="P7" style:family="paragraph">
      <loext:graphic-properties draw:fill-color="#94bd5e"/>
      <style:paragraph-properties fo:text-align="center"/>
      <style:text-properties style:font-name="Roboto"/>
    </style:style>
    <style:style style:name="P8" style:family="paragraph"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9" style:family="paragraph">
      <loext:graphic-properties draw:fill-color="#94bd5e"/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10" style:family="paragraph">
      <style:paragraph-properties fo:text-align="end" style:writing-mode="lr-tb"/>
      <style:text-properties style:font-name="Roboto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Roboto" fo:font-size="8pt" style:font-size-asian="8pt" style:font-size-complex="8pt"/>
    </style:style>
    <style:style style:name="P12" style:family="paragraph">
      <loext:graphic-properties draw:fill="solid" draw:fill-color="#009639" draw:opacity="100%"/>
      <style:paragraph-properties fo:text-align="end" style:writing-mode="lr-tb"/>
      <style:text-properties style:font-name="Roboto" fo:font-size="8pt" style:font-size-asian="8pt" style:font-size-complex="8pt"/>
    </style:style>
    <style:style style:name="P13" style:family="paragraph">
      <loext:graphic-properties draw:fill-color="#9966cc"/>
      <style:paragraph-properties fo:text-align="end" style:writing-mode="lr-tb"/>
      <style:text-properties style:font-name="Roboto" fo:font-size="8pt" style:font-size-asian="8pt" style:font-size-complex="8pt"/>
    </style:style>
    <style:style style:name="P14" style:family="paragraph">
      <loext:graphic-properties draw:fill-color="#009639"/>
      <style:paragraph-properties fo:text-align="end" style:writing-mode="lr-tb"/>
      <style:text-properties style:font-name="Roboto" fo:font-size="8pt" style:font-size-asian="8pt" style:font-size-complex="8pt"/>
    </style:style>
    <style:style style:name="P15" style:family="paragraph">
      <style:paragraph-properties fo:text-align="center"/>
      <style:text-properties style:font-name="Roboto"/>
    </style:style>
    <style:style style:name="P16" style:family="paragraph">
      <loext:graphic-properties draw:fill-color="#999999"/>
      <style:paragraph-properties fo:text-align="end" style:writing-mode="lr-tb"/>
      <style:text-properties style:font-name="Roboto" fo:font-size="8pt" style:font-size-asian="8pt" style:font-size-complex="8pt"/>
    </style:style>
    <style:style style:name="P17" style:family="paragraph"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18" style:family="paragraph">
      <style:paragraph-properties fo:text-align="start" style:writing-mode="lr-tb"/>
      <style:text-properties fo:color="#ffffff" style:font-name="Roboto" fo:font-size="8pt" style:font-size-asian="8pt" style:font-size-complex="8pt"/>
    </style:style>
    <style:style style:name="P19" style:family="paragraph">
      <loext:graphic-properties draw:fill-color="#d9411e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0" style:family="paragraph">
      <loext:graphic-properties draw:fill-color="#326690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1" style:family="paragraph">
      <loext:graphic-properties draw:fill="solid"/>
      <style:paragraph-properties fo:text-align="center"/>
      <style:text-properties style:font-name="Roboto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009639" style:font-name="Roboto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326690" style:font-name="Roboto" fo:font-size="8pt" style:font-size-asian="8pt" style:font-size-complex="8pt"/>
    </style:style>
    <style:style style:name="P25" style:family="paragraph">
      <loext:graphic-properties draw:fill="none" draw:fill-color="#ffffff"/>
      <style:paragraph-properties style:writing-mode="lr-tb"/>
      <style:text-properties fo:color="#d9411e" style:font-name="Roboto" fo:font-size="8pt" style:font-size-asian="8pt" style:font-size-complex="8pt"/>
    </style:style>
    <style:style style:name="P26" style:family="paragraph">
      <loext:graphic-properties draw:fill="solid" draw:fill-color="#cccccc"/>
      <style:paragraph-properties fo:text-align="center" style:writing-mode="lr-tb"/>
      <style:text-properties style:font-name="Roboto" fo:font-size="10pt" style:font-size-asian="10pt" style:font-size-complex="10pt"/>
    </style:style>
    <style:style style:name="P27" style:family="paragraph">
      <style:paragraph-properties fo:line-height="100%" fo:text-align="center" style:writing-mode="lr-tb"/>
      <style:text-properties style:font-name="Roboto" fo:font-size="8pt"/>
    </style:style>
    <style:style style:name="P28" style:family="paragraph">
      <loext:graphic-properties draw:fill-color="#999999"/>
      <style:paragraph-properties fo:line-height="100%" fo:text-align="center" style:writing-mode="lr-tb"/>
      <style:text-properties style:font-name="Roboto" fo:font-size="8pt"/>
    </style:style>
    <style:style style:name="P29" style:family="paragraph">
      <style:paragraph-properties fo:text-align="center" style:writing-mode="lr-tb"/>
      <style:text-properties style:font-name="Roboto" fo:font-size="8pt"/>
    </style:style>
    <style:style style:name="P30" style:family="paragraph">
      <loext:graphic-properties draw:fill-color="#fbd99d"/>
      <style:paragraph-properties fo:text-align="center" style:writing-mode="lr-tb"/>
      <style:text-properties style:font-name="Roboto" fo:font-size="8pt"/>
    </style:style>
    <style:style style:name="P31" style:family="paragraph">
      <loext:graphic-properties draw:fill-color="#ff8080"/>
      <style:paragraph-properties fo:text-align="center" style:writing-mode="lr-tb"/>
      <style:text-properties style:font-name="Roboto" fo:font-size="8pt"/>
    </style:style>
    <style:style style:name="P32" style:family="paragraph">
      <style:paragraph-properties fo:text-align="center" style:writing-mode="lr-tb"/>
      <style:text-properties fo:color="#ffffff" style:font-name="Roboto" fo:font-size="8pt"/>
    </style:style>
    <style:style style:name="P33" style:family="paragraph">
      <loext:graphic-properties draw:fill-color="#d9411e"/>
      <style:paragraph-properties fo:text-align="center" style:writing-mode="lr-tb"/>
      <style:text-properties fo:color="#ffffff" style:font-name="Roboto" fo:font-size="8pt"/>
    </style:style>
    <style:style style:name="P34" style:family="paragraph">
      <loext:graphic-properties draw:fill-color="#326690"/>
      <style:paragraph-properties fo:text-align="center" style:writing-mode="lr-tb"/>
      <style:text-properties fo:color="#ffffff" style:font-name="Roboto" fo:font-size="8pt"/>
    </style:style>
    <style:style style:name="P35" style:family="paragraph">
      <loext:graphic-properties draw:fill-color="#d9411e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6" style:family="paragraph"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7" style:family="paragraph">
      <loext:graphic-properties draw:fill-color="#326690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8" style:family="paragraph">
      <loext:graphic-properties draw:fill="solid"/>
      <style:paragraph-properties fo:text-align="center" style:writing-mode="lr-tb"/>
      <style:text-properties style:font-name="Roboto" fo:font-size="8pt" style:font-size-asian="8pt" style:font-size-complex="8pt"/>
    </style:style>
    <style:style style:name="P39" style:family="paragraph">
      <loext:graphic-properties draw:fill="none" draw:fill-color="#ffffff"/>
      <style:paragraph-properties style:writing-mode="lr-tb"/>
      <style:text-properties style:font-name="Roboto" fo:font-size="8pt" style:font-size-asian="8pt" style:font-size-complex="8pt"/>
    </style:style>
    <style:style style:name="P40" style:family="paragraph">
      <loext:graphic-properties draw:fill="solid"/>
      <style:paragraph-properties fo:text-align="center"/>
    </style:style>
    <style:style style:name="P41" style:family="paragraph">
      <style:paragraph-properties fo:margin-left="3.048cm" fo:margin-right="0cm" fo:margin-top="0cm" fo:margin-bottom="0cm" fo:text-align="center" fo:text-indent="0cm"/>
    </style:style>
    <style:style style:name="P42" style:family="paragraph">
      <loext:graphic-properties draw:fill="solid"/>
      <style:paragraph-properties fo:margin-left="3.048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P43" style:family="paragraph">
      <style:paragraph-properties fo:margin-left="3.251cm" fo:margin-right="0cm" fo:margin-top="0cm" fo:margin-bottom="0cm" fo:text-align="center" fo:text-indent="0cm"/>
    </style:style>
    <style:style style:name="P44" style:family="paragraph">
      <loext:graphic-properties draw:fill="solid"/>
      <style:paragraph-properties fo:margin-left="3.251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T1" style:family="text">
      <style:text-properties style:font-name="Roboto" fo:font-size="14pt" style:font-size-asian="14pt" style:font-size-complex="14pt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8pt" style:font-size-asian="8pt" style:font-size-complex="8pt"/>
    </style:style>
    <style:style style:name="T4" style:family="text">
      <style:text-properties fo:color="#ffffff" style:font-name="Roboto" fo:font-size="8pt" style:font-size-asian="8pt" style:font-size-complex="8pt"/>
    </style:style>
    <style:style style:name="T5" style:family="text">
      <style:text-properties fo:color="#009639" style:font-name="Roboto" fo:font-size="8pt" style:font-size-asian="8pt" style:font-size-complex="8pt"/>
    </style:style>
    <style:style style:name="T6" style:family="text">
      <style:text-properties fo:color="#326690" style:font-name="Roboto" fo:font-size="8pt" style:font-size-asian="8pt" style:font-size-complex="8pt"/>
    </style:style>
    <style:style style:name="T7" style:family="text">
      <style:text-properties fo:color="#d9411e" style:font-name="Roboto" fo:font-size="8pt" style:font-size-asian="8pt" style:font-size-complex="8pt"/>
    </style:style>
    <style:style style:name="T8" style:family="text">
      <style:text-properties style:font-name="Roboto" fo:font-size="8pt"/>
    </style:style>
    <style:style style:name="T9" style:family="text">
      <style:text-properties fo:color="#ffffff" style:font-name="Roboto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.016cm" svg:x="1cm" svg:y="1cm">
          <draw:text-box>
            <text:p text:style-name="P1"><text:span text:style-name="T1">mikeandwan.us Hosting Architecture</text:span></text:p>
          </draw:text-box>
        </draw:frame>
        <draw:custom-shape draw:style-name="gr2" draw:text-style-name="P4" xml:id="id20" draw:id="id20" draw:layer="layout" svg:width="24.384cm" svg:height="15.581cm" svg:x="1.635cm" svg:y="3.961cm">
          <text:p text:style-name="P3"><text:span text:style-name="T2">Container Host (maw-po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4.384cm" svg:height="0.716cm" svg:x="1.635cm" svg:y="2.505cm">
          <text:p text:style-name="P5"><text:span text:style-name="T2">Router / Firewall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381cm" svg:height="0.762cm" svg:x="3.286cm" svg:y="1.9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381cm" svg:height="1.397cm" svg:x="3.286cm" svg:y="2.886cm">
          <text:p text:style-name="P8"><text:span text:style-name="T3">http/https</text:span></text:p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2" xml:id="id1" draw:id="id1" draw:layer="layout" svg:width="3.937cm" svg:height="2.246cm" svg:x="2.143cm" svg:y="4.596cm">
          <text:p text:style-name="P10"><text:span text:style-name="T3">NGINX Gateway</text:span></text:p>
          <text:p text:style-name="P10"><text:span text:style-name="T3"/></text:p>
          <text:p text:style-name="P10"><text:span text:style-name="T3"/></text:p>
          <text:p text:style-name="P11"><text:span text:style-name="T3">- *.mikeandwan.us</text:span></text:p>
          <text:p text:style-name="P11"><text:span text:style-name="T3">- 8080 : 80</text:span></text:p>
          <text:p text:style-name="P11"><text:span text:style-name="T3">- 80443 : 443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2.54cm" svg:height="1.584cm" svg:x="4.656cm" svg:y="11.606cm">
          <text:p text:style-name="P10"><text:span text:style-name="T3">auth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x : 500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2.54cm" svg:height="1.457cm" svg:x="4.656cm" svg:y="9.591cm">
          <text:p text:style-name="P10"><text:span text:style-name="T3">photo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x : 11443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" draw:id="id3" draw:layer="layout" svg:width="2.54cm" svg:height="1.484cm" svg:x="4.656cm" svg:y="7.498cm">
          <text:p text:style-name="P10"><text:span text:style-name="T3">file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x : 10443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842cm" svg:x2="4.656cm" svg:y2="10.319cm" draw:start-shape="id1" draw:start-glue-point="2" draw:end-shape="id2" draw:end-glue-point="3" svg:d="M4111 6842v3477h545" svg:viewBox="0 0 546 3478">
          <text:p/>
        </draw:connector>
        <draw:connector draw:style-name="gr10" draw:text-style-name="P15" draw:layer="layout" svg:x1="4.111cm" svg:y1="6.842cm" svg:x2="4.656cm" svg:y2="8.24cm" draw:start-shape="id1" draw:start-glue-point="2" draw:end-shape="id3" svg:d="M4111 6842v1398h545" svg:viewBox="0 0 546 1399">
          <text:p/>
        </draw:connector>
        <draw:connector draw:style-name="gr10" draw:text-style-name="P15" draw:layer="layout" svg:x1="4.111cm" svg:y1="6.842cm" svg:x2="4.656cm" svg:y2="12.398cm" draw:start-shape="id1" draw:start-glue-point="2" draw:end-shape="id4" draw:end-glue-point="3" svg:d="M4111 6842v5556h545" svg:viewBox="0 0 546 5557">
          <text:p/>
        </draw:connector>
        <draw:g>
          <draw:custom-shape draw:style-name="gr11" draw:text-style-name="P16" draw:layer="layout" svg:width="3.048cm" svg:height="1.778cm" svg:x="22.209cm" svg:y="6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3.048cm" svg:height="1.778cm" svg:x="22.082cm" svg:y="6.2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xml:id="id9" draw:id="id9" draw:layer="layout" svg:width="3.048cm" svg:height="1.778cm" svg:x="21.955cm" svg:y="6.334cm">
            <text:p text:style-name="P10"><text:span text:style-name="T3">Certificate Jobs *</text:span></text:p>
            <text:p text:style-name="P10"><text:span text:style-name="T3"/></text:p>
            <text:p text:style-name="P11"><text:span text:style-name="T3">- certbot (prod)</text:span></text:p>
            <text:p text:style-name="P11"><text:span text:style-name="T3">- scripts (dev)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xml:id="id8" draw:id="id8" draw:layer="layout" svg:width="2.54cm" svg:height="1.524cm" svg:x="10.271cm" svg:y="15.243cm">
          <text:p text:style-name="P17"><text:span text:style-name="T4">Search</text:span></text:p>
          <text:p text:style-name="P17"><text:span text:style-name="T4"/></text:p>
          <text:p text:style-name="P18"><text:span text:style-name="T4">- Solr</text:span></text:p>
          <text:p text:style-name="P18"><text:span text:style-name="T4">- x : 8983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5" draw:id="id5" draw:layer="layout" svg:width="2.54cm" svg:height="1.554cm" svg:x="4.656cm" svg:y="13.699cm">
          <text:p text:style-name="P10"><text:span text:style-name="T3">api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x : 5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2.54cm" svg:height="1.554cm" svg:x="4.656cm" svg:y="15.778cm">
          <text:p text:style-name="P10"><text:span text:style-name="T3">www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x : 5021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842cm" svg:x2="4.656cm" svg:y2="14.476cm" draw:start-shape="id1" draw:end-shape="id5" draw:end-glue-point="3" svg:d="M4111 6842v7634h545" svg:viewBox="0 0 546 7635">
          <text:p/>
        </draw:connector>
        <draw:connector draw:style-name="gr10" draw:text-style-name="P15" draw:layer="layout" svg:x1="4.111cm" svg:y1="6.842cm" svg:x2="4.656cm" svg:y2="16.555cm" draw:start-shape="id1" draw:end-shape="id6" draw:end-glue-point="3" svg:d="M4111 6842v9713h545" svg:viewBox="0 0 546 9714">
          <text:p/>
        </draw:connector>
        <draw:custom-shape draw:style-name="gr14" draw:text-style-name="P20" xml:id="id7" draw:id="id7" draw:layer="layout" svg:width="2.54cm" svg:height="1.524cm" svg:x="10.271cm" svg:y="12.703cm">
          <text:p text:style-name="P17"><text:span text:style-name="T4">Database</text:span></text:p>
          <text:p text:style-name="P17"><text:span text:style-name="T4"/></text:p>
          <text:p text:style-name="P18"><text:span text:style-name="T4">- PostgreSQL</text:span></text:p>
          <text:p text:style-name="P18"><text:span text:style-name="T4">- x : 5432</text:span>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curve" svg:x1="7.196cm" svg:y1="12.398cm" svg:x2="10.271cm" svg:y2="13.465cm" draw:start-shape="id4" draw:end-shape="id7" svg:d="M7196 12398c2307 0 770 1067 3075 1067" svg:viewBox="0 0 3076 1068">
          <text:p/>
        </draw:connector>
        <draw:connector draw:style-name="gr15" draw:text-style-name="P21" draw:layer="layout" draw:type="curve" svg:x1="7.196cm" svg:y1="14.476cm" svg:x2="10.271cm" svg:y2="13.465cm" draw:start-shape="id5" draw:end-shape="id7" svg:d="M7196 14476c2307 0 770-1011 3075-1011" svg:viewBox="0 0 3076 1012">
          <text:p/>
        </draw:connector>
        <draw:connector draw:style-name="gr15" draw:text-style-name="P21" draw:layer="layout" draw:type="curve" svg:x1="7.196cm" svg:y1="16.555cm" svg:x2="10.271cm" svg:y2="13.465cm" draw:start-shape="id6" draw:end-shape="id7" svg:d="M7196 16555c2307 0 770-3090 3075-3090" svg:viewBox="0 0 3076 3091">
          <text:p/>
        </draw:connector>
        <draw:connector draw:style-name="gr16" draw:text-style-name="P21" draw:layer="layout" draw:type="curve" svg:x1="7.196cm" svg:y1="14.476cm" svg:x2="10.271cm" svg:y2="16.005cm" draw:start-shape="id5" draw:end-shape="id8" svg:d="M7196 14476c2307 0 770 1529 3075 1529" svg:viewBox="0 0 3076 1530">
          <text:p/>
        </draw:connector>
        <draw:frame draw:style-name="gr17" draw:text-style-name="P23" draw:layer="layout" svg:width="1.27cm" svg:height="0.581cm" svg:x="2.978cm" svg:y="10.325cm">
          <draw:text-box>
            <text:p text:style-name="P22"><text:span text:style-name="T5">https</text:span></text:p>
          </draw:text-box>
        </draw:frame>
        <draw:frame draw:style-name="gr18" draw:text-style-name="P24" draw:layer="layout" svg:width="1.641cm" svg:height="0.581cm" svg:x="9.382cm" svg:y="14.2cm">
          <draw:text-box>
            <text:p><text:span text:style-name="T6">sql/5432</text:span></text:p>
          </draw:text-box>
        </draw:frame>
        <draw:frame draw:style-name="gr17" draw:text-style-name="P25" draw:layer="layout" svg:width="1.778cm" svg:height="0.581cm" svg:x="9.391cm" svg:y="16.733cm">
          <draw:text-box>
            <text:p><text:span text:style-name="T7">http/8983</text:span></text:p>
          </draw:text-box>
        </draw:frame>
        <draw:connector draw:style-name="gr16" draw:text-style-name="P21" draw:layer="layout" draw:type="curve" svg:x1="11.541cm" svg:y1="15.243cm" svg:x2="11.541cm" svg:y2="14.227cm" draw:start-shape="id8" draw:end-shape="id7" svg:d="M11541 15243v-1016" svg:viewBox="0 0 1 1017">
          <text:p/>
        </draw:connector>
        <draw:custom-shape draw:style-name="gr19" draw:text-style-name="P26" draw:layer="layout" svg:width="6.477cm" svg:height="13.843cm" svg:x="14.173cm" svg:y="4.556cm">
          <text:p text:style-name="P5"><text:span text:style-name="T2">Named Volu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10" draw:id="id10" draw:layer="layout" svg:width="4.953cm" svg:height="0.762cm" svg:x="15.008cm" svg:y="5.826cm">
          <text:p text:style-name="P27"><text:span text:style-name="T8">certs</text:span></text:p>
          <draw:enhanced-geometry svg:viewBox="0 0 21600 21600" draw:type="rectangle" draw:enhanced-path="M 0 0 L 21600 0 21600 21600 0 21600 0 0 Z N"/>
        </draw:custom-shape>
        <draw:connector draw:style-name="gr21" draw:text-style-name="P21" draw:layer="layout" draw:type="curve" svg:x1="21.955cm" svg:y1="7.223cm" svg:x2="19.961cm" svg:y2="6.207cm" draw:start-shape="id9" draw:end-shape="id10" draw:end-glue-point="1" svg:d="M21955 7223c-1495 0-499-1016-1994-1016" svg:viewBox="0 0 1995 1017">
          <text:p/>
        </draw:connector>
        <draw:custom-shape draw:style-name="gr22" draw:text-style-name="P30" xml:id="id17" draw:id="id17" draw:layer="layout" svg:width="4.953cm" svg:height="0.762cm" svg:x="14.935cm" svg:y="6.969cm">
          <text:p text:style-name="P29"><text:span text:style-name="T8">photos</text:span></text:p>
          <draw:enhanced-geometry svg:viewBox="0 0 21600 21600" draw:type="rectangle" draw:enhanced-path="M 0 0 L 21600 0 21600 21600 0 21600 0 0 Z N"/>
        </draw:custom-shape>
        <draw:custom-shape draw:style-name="gr22" draw:text-style-name="P30" xml:id="id18" draw:id="id18" draw:layer="layout" svg:width="4.953cm" svg:height="0.762cm" svg:x="14.935cm" svg:y="8.112cm">
          <text:p text:style-name="P29"><text:span text:style-name="T8">videos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xml:id="id19" draw:id="id19" draw:layer="layout" svg:width="4.953cm" svg:height="0.762cm" svg:x="14.935cm" svg:y="9.255cm">
          <text:p text:style-name="P29"><text:span text:style-name="T8">uploads</text:span></text:p>
          <draw:enhanced-geometry svg:viewBox="0 0 21600 21600" draw:type="rectangle" draw:enhanced-path="M 0 0 L 21600 0 21600 21600 0 21600 0 0 Z N"/>
        </draw:custom-shape>
        <draw:custom-shape draw:style-name="gr24" draw:text-style-name="P33" xml:id="id15" draw:id="id15" draw:layer="layout" svg:width="4.953cm" svg:height="0.762cm" svg:x="14.935cm" svg:y="15.097cm">
          <text:p text:style-name="P32"><text:span text:style-name="T9">solr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4" draw:id="id14" draw:layer="layout" svg:width="4.953cm" svg:height="0.762cm" svg:x="14.935cm" svg:y="12.5cm">
          <text:p text:style-name="P32"><text:span text:style-name="T9">postgres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26" draw:text-style-name="P35" draw:layer="layout" svg:width="2.54cm" svg:height="0.762cm" svg:x="10.398cm" svg:y="18.03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271cm" svg:y="18.1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144cm" svg:y="18.291cm">
            <text:p text:style-name="P36"><text:span text:style-name="T4">Solr Jobs *</text:span>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3" xml:id="id16" draw:id="id16" draw:layer="layout" svg:width="4.953cm" svg:height="0.762cm" svg:x="14.935cm" svg:y="16.24cm">
          <text:p text:style-name="P32"><text:span text:style-name="T9">solr_backup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3" draw:id="id13" draw:layer="layout" svg:width="4.953cm" svg:height="0.762cm" svg:x="14.935cm" svg:y="11.23cm">
          <text:p text:style-name="P32"><text:span text:style-name="T9">postgres_backup</text:span></text:p>
          <draw:enhanced-geometry svg:viewBox="0 0 21600 21600" draw:type="rectangle" draw:enhanced-path="M 0 0 L 21600 0 21600 21600 0 21600 0 0 Z N"/>
        </draw:custom-shape>
        <draw:g xml:id="id12" draw:id="id12">
          <draw:custom-shape draw:style-name="gr27" draw:text-style-name="P37" draw:layer="layout" svg:width="2.54cm" svg:height="0.762cm" svg:x="10.398cm" svg:y="10.6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271cm" svg:y="10.7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144cm" svg:y="10.906cm">
            <text:p text:style-name="P36"><text:span text:style-name="T4">Postgres Jobs *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21" draw:layer="layout" svg:x1="11.541cm" svg:y1="18.037cm" svg:x2="11.541cm" svg:y2="16.767cm" draw:start-shape="id11" draw:start-glue-point="0" draw:end-shape="id8" draw:end-glue-point="2" svg:d="M11541 18037v-1270" svg:viewBox="0 0 1 1271">
          <text:p/>
        </draw:connector>
        <draw:connector draw:style-name="gr29" draw:text-style-name="P21" draw:layer="layout" svg:x1="11.541cm" svg:y1="11.668cm" svg:x2="11.541cm" svg:y2="12.703cm" draw:start-shape="id12" draw:start-glue-point="2" draw:end-shape="id7" svg:d="M11541 11668v1035" svg:viewBox="0 0 1 1036">
          <text:p/>
        </draw:connector>
        <draw:connector draw:style-name="gr30" draw:text-style-name="P21" draw:layer="layout" draw:type="curve" svg:x1="12.938cm" svg:y1="11.16cm" svg:x2="14.935cm" svg:y2="11.611cm" draw:start-shape="id12" draw:start-glue-point="1" draw:end-shape="id13" svg:d="M12938 11160c1497 0 499 451 1997 451" svg:viewBox="0 0 1998 452">
          <text:p/>
        </draw:connector>
        <draw:connector draw:style-name="gr30" draw:text-style-name="P21" draw:layer="layout" draw:type="curve" svg:x1="12.811cm" svg:y1="13.465cm" svg:x2="14.935cm" svg:y2="12.881cm" draw:start-shape="id7" draw:start-glue-point="1" draw:end-shape="id14" svg:d="M12811 13465c1593 0 531-584 2124-584" svg:viewBox="0 0 2125 585">
          <text:p/>
        </draw:connector>
        <draw:connector draw:style-name="gr31" draw:text-style-name="P21" draw:layer="layout" draw:type="curve" svg:x1="12.811cm" svg:y1="16.005cm" svg:x2="14.935cm" svg:y2="15.478cm" draw:start-shape="id8" draw:start-glue-point="1" draw:end-shape="id15" svg:d="M12811 16005c1593 0 531-527 2124-527" svg:viewBox="0 0 2125 528">
          <text:p/>
        </draw:connector>
        <draw:connector draw:style-name="gr31" draw:text-style-name="P21" draw:layer="layout" draw:type="curve" svg:x1="12.811cm" svg:y1="16.005cm" svg:x2="14.935cm" svg:y2="16.621cm" draw:start-shape="id8" draw:start-glue-point="1" draw:end-shape="id16" svg:d="M12811 16005c1593 0 531 616 2124 616" svg:viewBox="0 0 2125 617">
          <text:p/>
        </draw:connector>
        <draw:connector draw:style-name="gr32" draw:text-style-name="P21" draw:layer="layout" draw:line-skew="-2.78cm" svg:x1="7.196cm" svg:y1="16.555cm" svg:x2="14.935cm" svg:y2="7.35cm" draw:start-shape="id6" draw:end-shape="id17" svg:d="M7196 16555h1089v-9205h6650" svg:viewBox="0 0 7740 9206">
          <text:p/>
        </draw:connector>
        <draw:connector draw:style-name="gr32" draw:text-style-name="P21" draw:layer="layout" draw:line-skew="-2.78cm" svg:x1="7.196cm" svg:y1="16.555cm" svg:x2="14.935cm" svg:y2="8.493cm" draw:start-shape="id6" draw:start-glue-point="1" draw:end-shape="id18" svg:d="M7196 16555h1089v-8062h6650" svg:viewBox="0 0 7740 8063">
          <text:p/>
        </draw:connector>
        <draw:connector draw:style-name="gr33" draw:text-style-name="P21" draw:layer="layout" draw:line-skew="-2.318cm" svg:x1="7.196cm" svg:y1="14.476cm" svg:x2="14.935cm" svg:y2="9.636cm" draw:start-shape="id5" draw:end-shape="id19" svg:d="M7196 14476h1551v-4840h6188" svg:viewBox="0 0 7740 4841">
          <text:p/>
        </draw:connector>
        <draw:connector draw:style-name="gr34" draw:text-style-name="P21" draw:layer="layout" draw:line-skew="-3.275cm" svg:x1="7.196cm" svg:y1="16.555cm" svg:x2="15.008cm" svg:y2="6.207cm" draw:start-shape="id6" draw:end-shape="id10" svg:d="M7196 16555h631v-10348h7181" svg:viewBox="0 0 7813 10349">
          <text:p/>
        </draw:connector>
        <draw:connector draw:style-name="gr34" draw:text-style-name="P21" draw:layer="layout" draw:line-skew="-3.275cm" svg:x1="7.196cm" svg:y1="14.476cm" svg:x2="15.008cm" svg:y2="6.207cm" draw:start-shape="id5" draw:start-glue-point="1" draw:end-shape="id10" svg:d="M7196 14476h631v-8269h7181" svg:viewBox="0 0 7813 8270">
          <text:p/>
        </draw:connector>
        <draw:connector draw:style-name="gr34" draw:text-style-name="P21" draw:layer="layout" draw:line-skew="-3.275cm" svg:x1="7.196cm" svg:y1="12.398cm" svg:x2="15.008cm" svg:y2="6.207cm" draw:start-shape="id4" draw:end-shape="id10" svg:d="M7196 12398h631v-6191h7181" svg:viewBox="0 0 7813 6192">
          <text:p/>
        </draw:connector>
        <draw:connector draw:style-name="gr34" draw:text-style-name="P21" draw:layer="layout" draw:line-skew="-3.275cm" svg:x1="7.196cm" svg:y1="10.319cm" svg:x2="15.008cm" svg:y2="6.207cm" draw:start-shape="id2" draw:end-shape="id10" svg:d="M7196 10319h631v-4112h7181" svg:viewBox="0 0 7813 4113">
          <text:p/>
        </draw:connector>
        <draw:connector draw:style-name="gr34" draw:text-style-name="P21" draw:layer="layout" draw:line-skew="-3.275cm" svg:x1="7.196cm" svg:y1="8.24cm" svg:x2="15.008cm" svg:y2="6.207cm" draw:start-shape="id3" draw:start-glue-point="1" draw:end-shape="id10" svg:d="M7196 8240h631v-2033h7181" svg:viewBox="0 0 7813 2034">
          <text:p/>
        </draw:connector>
        <draw:connector draw:style-name="gr34" draw:text-style-name="P38" draw:layer="layout" draw:line-skew="-2.716cm" svg:x1="6.08cm" svg:y1="5.719cm" svg:x2="15.008cm" svg:y2="6.207cm" draw:start-shape="id1" draw:end-shape="id10" draw:end-glue-point="3" svg:d="M6080 5719h1747v488h7181" svg:viewBox="0 0 8929 489">
          <text:p/>
        </draw:connector>
        <draw:frame draw:style-name="gr17" draw:text-style-name="P39" draw:layer="layout" svg:width="6.985cm" svg:height="0.581cm" svg:x="1.743cm" svg:y="18.953cm">
          <draw:text-box>
            <text:p><text:span text:style-name="T3">* Job container started by host cron daemon</text:span></text:p>
          </draw:text-box>
        </draw:frame>
        <draw:connector draw:style-name="gr35" draw:text-style-name="P40" draw:layer="layout" draw:type="line" svg:x1="13.827cm" svg:y1="3.961cm" svg:x2="13.827cm" svg:y2="3.961cm" draw:start-shape="id20" draw:end-shape="id20" svg:d="M13827 3961z" svg:viewBox="0 0 1 1">
          <text:p/>
        </draw:connector>
        <draw:line draw:style-name="gr36" draw:text-style-name="P42" draw:layer="layout" svg:x1="2.016cm" svg:y1="18.145cm" svg:x2="3.794cm" svg:y2="18.145cm">
          <text:p text:style-name="P41"><text:span text:style-name="T3">read-only</text:span></text:p>
        </draw:line>
        <draw:line draw:style-name="gr37" draw:text-style-name="P44" draw:layer="layout" svg:x1="2.018cm" svg:y1="18.649cm" svg:x2="3.796cm" svg:y2="18.649cm">
          <text:p text:style-name="P43"><text:span text:style-name="T3">read / write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99ccff" draw:end-color="#b3b3b3" draw:start-intensity="100%" draw:end-intensity="100%" draw:angle="0" draw:border="0%"/>
    <draw:gradient draw:name="Gradient_20_7" draw:display-name="Gradient 7" draw:style="linear" draw:start-color="#ff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3" draw:display-name="Transparency 43" draw:style="square" draw:cx="50%" draw:cy="50%" draw:start="100%" draw:end="5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07:10:50.177118144</meta:creation-date>
    <dc:date>2020-05-07T09:42:15.632432579</dc:date>
    <meta:editing-duration>PT3H22M27S</meta:editing-duration>
    <meta:editing-cycles>27</meta:editing-cycles>
    <meta:generator>LibreOffice/6.4.3.2$Linux_X86_64 LibreOffice_project/40$Build-2</meta:generator>
    <meta:document-statistic meta:object-count="67"/>
  </office:meta>
</office:document-meta>
</file>